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6.6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114"/>
    <style:style style:name="ce6" style:family="table-cell" style:parent-style-name="Default" style:data-style-name="N114">
      <style:text-properties style:font-name="Arial" style:font-name-asian="Arial1" style:font-name-complex="Arial1"/>
    </style:style>
    <style:style style:name="ce7" style:family="table-cell" style:parent-style-name="Default" style:data-style-name="N120"/>
    <style:style style:name="ce8" style:family="table-cell" style:parent-style-name="Default" style:data-style-name="N120">
      <style:text-properties fo:color="#ff6633"/>
    </style:style>
    <style:style style:name="ce9" style:family="table-cell" style:parent-style-name="Default" style:data-style-name="N120">
      <style:text-properties fo:color="#ff0000"/>
    </style:style>
    <style:style style:name="ce10" style:family="table-cell" style:parent-style-name="Default" style:data-style-name="N120">
      <style:text-properties fo: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4">
      <style:text-properties style:font-name="Arial" fo:font-weight="bold" style:font-name-asian="Arial1" style:font-weight-asian="bold" style:font-name-complex="Arial1" style:font-weight-complex="bold"/>
    </style:style>
    <style:style style:name="ce13" style:family="table-cell" style:parent-style-name="Default" style:data-style-name="N11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pa227704-6.jpg</text:p>
          </table:table-cell>
          <table:table-cell table:number-columns-repeated="18"/>
        </table:table-row>
        <table:table-row table:style-name="ro1">
          <table:table-cell table:style-name="ce1" office:value-type="string">
            <text:p>DISPLAY</text:p>
          </table:table-cell>
          <table:table-cell table:number-columns-repeated="19"/>
        </table:table-row>
        <table:table-row table:style-name="ro1">
          <table:table-cell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3" table:formula="of:=[.B3]" office:value-type="float" office:value="10">
            <text:p>10</text:p>
          </table:table-cell>
          <table:table-cell table:style-name="ce3" table:formula="of:=[.C3]" office:value-type="float" office:value="10">
            <text:p>10</text:p>
          </table:table-cell>
          <table:table-cell table:style-name="ce3"/>
          <table:table-cell table:style-name="ce3" table:formula="of:=[.D3]" office:value-type="float" office:value="10">
            <text:p>10</text:p>
          </table:table-cell>
          <table:table-cell table:style-name="ce3" table:formula="of:=[.F3]" office:value-type="float" office:value="10">
            <text:p>10</text:p>
          </table:table-cell>
          <table:table-cell table:style-name="ce3" table:formula="of:=[.G3]" office:value-type="float" office:value="10">
            <text:p>10</text:p>
          </table:table-cell>
          <table:table-cell table:style-name="ce3" table:formula="of:=[.H3]" office:value-type="float" office:value="10">
            <text:p>10</text:p>
          </table:table-cell>
          <table:table-cell table:style-name="ce3"/>
          <table:table-cell table:style-name="ce3" table:formula="of:=[.I3]" office:value-type="float" office:value="10">
            <text:p>10</text:p>
          </table:table-cell>
          <table:table-cell table:style-name="ce3" table:formula="of:=[.K3]" office:value-type="float" office:value="10">
            <text:p>10</text:p>
          </table:table-cell>
          <table:table-cell table:style-name="ce3" table:formula="of:=[.L3]" office:value-type="float" office:value="10">
            <text:p>10</text:p>
          </table:table-cell>
          <table:table-cell table:style-name="ce3" table:formula="of:=[.M3]" office:value-type="float" office:value="10">
            <text:p>10</text:p>
          </table:table-cell>
          <table:table-cell table:number-columns-repeated="2"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xs</text:p>
          </table:table-cell>
          <table:table-cell table:style-name="ce4" table:formula="of:=[.B5]/640*1024" office:value-type="float" office:value="60.32">
            <text:p>60,32</text:p>
          </table:table-cell>
          <table:table-cell table:style-name="ce4" table:formula="of:=[.B4]" office:value-type="float" office:value="60.32">
            <text:p>60,32</text:p>
          </table:table-cell>
          <table:table-cell table:style-name="ce4" table:formula="of:=[.C4]" office:value-type="float" office:value="60.32">
            <text:p>60,32</text:p>
          </table:table-cell>
          <table:table-cell table:style-name="ce4"/>
          <table:table-cell table:style-name="ce4" table:formula="of:=[.D4]" office:value-type="float" office:value="60.32">
            <text:p>60,32</text:p>
          </table:table-cell>
          <table:table-cell table:style-name="ce4" table:formula="of:=[.F4]" office:value-type="float" office:value="60.32">
            <text:p>60,32</text:p>
          </table:table-cell>
          <table:table-cell table:style-name="ce4" table:formula="of:=[.G4]" office:value-type="float" office:value="60.32">
            <text:p>60,32</text:p>
          </table:table-cell>
          <table:table-cell table:style-name="ce4" table:formula="of:=[.H4]" office:value-type="float" office:value="60.32">
            <text:p>60,32</text:p>
          </table:table-cell>
          <table:table-cell table:style-name="ce4"/>
          <table:table-cell table:style-name="ce4" table:formula="of:=[.I4]" office:value-type="float" office:value="60.32">
            <text:p>60,32</text:p>
          </table:table-cell>
          <table:table-cell table:style-name="ce4" table:formula="of:=[.K4]" office:value-type="float" office:value="60.32">
            <text:p>60,32</text:p>
          </table:table-cell>
          <table:table-cell table:style-name="ce4" table:formula="of:=[.L4]" office:value-type="float" office:value="60.32">
            <text:p>60,32</text:p>
          </table:table-cell>
          <table:table-cell table:style-name="ce4" table:formula="of:=[.M4]" office:value-type="float" office:value="60.32">
            <text:p>60,32</text:p>
          </table:table-cell>
          <table:table-cell office:value-type="string">
            <text:p>'xs</text:p>
          </table:table-cell>
          <table:table-cell office:value-type="string">
            <text:p>'xs</text:p>
          </table:table-cell>
          <table:table-cell table:number-columns-repeated="4"/>
        </table:table-row>
        <table:table-row table:style-name="ro1">
          <table:table-cell office:value-type="string">
            <text:p>ys</text:p>
          </table:table-cell>
          <table:table-cell table:style-name="ce4" office:value-type="float" office:value="37.7">
            <text:p>37,70</text:p>
          </table:table-cell>
          <table:table-cell table:style-name="ce4" table:formula="of:=[.B5]" office:value-type="float" office:value="37.7">
            <text:p>37,70</text:p>
          </table:table-cell>
          <table:table-cell table:style-name="ce4" table:formula="of:=[.C5]" office:value-type="float" office:value="37.7">
            <text:p>37,70</text:p>
          </table:table-cell>
          <table:table-cell table:style-name="ce4"/>
          <table:table-cell table:style-name="ce4" table:formula="of:=[.D5]" office:value-type="float" office:value="37.7">
            <text:p>37,70</text:p>
          </table:table-cell>
          <table:table-cell table:style-name="ce4" table:formula="of:=[.F5]" office:value-type="float" office:value="37.7">
            <text:p>37,70</text:p>
          </table:table-cell>
          <table:table-cell table:style-name="ce4" table:formula="of:=[.G5]" office:value-type="float" office:value="37.7">
            <text:p>37,70</text:p>
          </table:table-cell>
          <table:table-cell table:style-name="ce4" table:formula="of:=[.H5]" office:value-type="float" office:value="37.7">
            <text:p>37,70</text:p>
          </table:table-cell>
          <table:table-cell table:style-name="ce4"/>
          <table:table-cell table:style-name="ce4" table:formula="of:=[.I5]" office:value-type="float" office:value="37.7">
            <text:p>37,70</text:p>
          </table:table-cell>
          <table:table-cell table:style-name="ce4" table:formula="of:=[.K5]" office:value-type="float" office:value="37.7">
            <text:p>37,70</text:p>
          </table:table-cell>
          <table:table-cell table:style-name="ce4" table:formula="of:=[.L5]" office:value-type="float" office:value="37.7">
            <text:p>37,70</text:p>
          </table:table-cell>
          <table:table-cell table:style-name="ce4" table:formula="of:=[.M5]" office:value-type="float" office:value="37.7">
            <text:p>37,70</text:p>
          </table:table-cell>
          <table:table-cell office:value-type="string">
            <text:p>'ys</text:p>
          </table:table-cell>
          <table:table-cell office:value-type="string">
            <text:p>'ys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MOVE</text:p>
          </table:table-cell>
          <table:table-cell table:number-columns-repeated="19"/>
        </table:table-row>
        <table:table-row table:style-name="ro1">
          <table:table-cell office:value-type="string">
            <text:p>yr</text:p>
          </table:table-cell>
          <table:table-cell office:value-type="float" office:value="0">
            <text:p>0</text:p>
          </table:table-cell>
          <table:table-cell table:formula="of:=[.B8]" office:value-type="float" office:value="0">
            <text:p>0</text:p>
          </table:table-cell>
          <table:table-cell table:formula="of:=[.C8]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F8]" office:value-type="float" office:value="0">
            <text:p>0</text:p>
          </table:table-cell>
          <table:table-cell table:formula="of:=[.H8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[.K8]" office:value-type="float" office:value="20">
            <text:p>20</text:p>
          </table:table-cell>
          <table:table-cell table:formula="of:=[.L8]" office:value-type="float" office:value="20">
            <text:p>20</text:p>
          </table:table-cell>
          <table:table-cell table:formula="of:=[.M8]" office:value-type="float" office:value="20">
            <text:p>20</text:p>
          </table:table-cell>
          <table:table-cell office:value-type="string">
            <text:p>'yr</text:p>
          </table:table-cell>
          <table:table-cell office:value-type="string">
            <text:p>'yr</text:p>
          </table:table-cell>
          <table:table-cell table:number-columns-repeated="4"/>
        </table:table-row>
        <table:table-row table:style-name="ro1">
          <table:table-cell office:value-type="string">
            <text:p>xr</text:p>
          </table:table-cell>
          <table:table-cell office:value-type="float" office:value="0">
            <text:p>0</text:p>
          </table:table-cell>
          <table:table-cell table:formula="of:=[.B9]" office:value-type="float" office:value="0">
            <text:p>0</text:p>
          </table:table-cell>
          <table:table-cell table:formula="of:=[.C9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F9]" office:value-type="float" office:value="20">
            <text:p>20</text:p>
          </table:table-cell>
          <table:table-cell table:formula="of:=[.H9]"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formula="of:=[.K9]" office:value-type="float" office:value="0">
            <text:p>0</text:p>
          </table:table-cell>
          <table:table-cell table:formula="of:=[.L9]" office:value-type="float" office:value="0">
            <text:p>0</text:p>
          </table:table-cell>
          <table:table-cell table:formula="of:=[.M9]" office:value-type="float" office:value="0">
            <text:p>0</text:p>
          </table:table-cell>
          <table:table-cell office:value-type="string">
            <text:p>'xr</text:p>
          </table:table-cell>
          <table:table-cell table:style-name="ce1" office:value-type="string">
            <text:p>'xr:=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POS</text:p>
          </table:table-cell>
          <table:table-cell table:number-columns-repeated="19"/>
        </table:table-row>
        <table:table-row table:style-name="ro1">
          <table:table-cell office:value-type="string">
            <text:p>xp</text:p>
          </table:table-cell>
          <table:table-cell office:value-type="float" office:value="0">
            <text:p>0</text:p>
          </table:table-cell>
          <table:table-cell table:formula="of:=[.C4]/2" office:value-type="float" office:value="30.16">
            <text:p>30,16</text:p>
          </table:table-cell>
          <table:table-cell table:formula="of:=[.D4]/2" office:value-type="float" office:value="30.16">
            <text:p>30,16</text:p>
          </table:table-cell>
          <table:table-cell/>
          <table:table-cell table:formula="of:=[.F4]/2" office:value-type="float" office:value="30.16">
            <text:p>30,16</text:p>
          </table:table-cell>
          <table:table-cell table:formula="of:=-[.G4]/2" office:value-type="float" office:value="-30.16">
            <text:p>-30,16</text:p>
          </table:table-cell>
          <table:table-cell office:value-type="float" office:value="0">
            <text:p>0</text:p>
          </table:table-cell>
          <table:table-cell table:formula="of:=[.I4]/2" office:value-type="float" office:value="30.16">
            <text:p>30,16</text:p>
          </table:table-cell>
          <table:table-cell/>
          <table:table-cell office:value-type="float" office:value="0">
            <text:p>0</text:p>
          </table:table-cell>
          <table:table-cell table:formula="of:=[.L4]/2" office:value-type="float" office:value="30.16">
            <text:p>30,16</text:p>
          </table:table-cell>
          <table:table-cell table:formula="of:=[.M4]/2" office:value-type="float" office:value="30.16">
            <text:p>30,16</text:p>
          </table:table-cell>
          <table:table-cell table:formula="of:=[.N4]/2" office:value-type="float" office:value="30.16">
            <text:p>30,16</text:p>
          </table:table-cell>
          <table:table-cell office:value-type="string">
            <text:p>'xp</text:p>
          </table:table-cell>
          <table:table-cell office:value-type="string">
            <text:p>'xp</text:p>
          </table:table-cell>
          <table:table-cell table:number-columns-repeated="4"/>
        </table:table-row>
        <table:table-row table:style-name="ro1">
          <table:table-cell office:value-type="string">
            <text:p>yp</text:p>
          </table:table-cell>
          <table:table-cell table:formula="of:=[.B5]/2" office:value-type="float" office:value="18.85">
            <text:p>18,85</text:p>
          </table:table-cell>
          <table:table-cell office:value-type="float" office:value="0">
            <text:p>0</text:p>
          </table:table-cell>
          <table:table-cell table:formula="of:=[.D5]/2" office:value-type="float" office:value="18.85">
            <text:p>18,85</text:p>
          </table:table-cell>
          <table:table-cell/>
          <table:table-cell office:value-type="float" office:value="0">
            <text:p>0</text:p>
          </table:table-cell>
          <table:table-cell table:formula="of:=[.G5]/2" office:value-type="float" office:value="18.85">
            <text:p>18,85</text:p>
          </table:table-cell>
          <table:table-cell table:formula="of:=[.H5]/2" office:value-type="float" office:value="18.85">
            <text:p>18,85</text:p>
          </table:table-cell>
          <table:table-cell table:formula="of:=[.I5]/2" office:value-type="float" office:value="18.85">
            <text:p>18,85</text:p>
          </table:table-cell>
          <table:table-cell/>
          <table:table-cell table:formula="of:=[.K5]/2" office:value-type="float" office:value="18.85">
            <text:p>18,85</text:p>
          </table:table-cell>
          <table:table-cell table:formula="of:=-[.L5]/2" office:value-type="float" office:value="-18.85">
            <text:p>-18,85</text:p>
          </table:table-cell>
          <table:table-cell office:value-type="float" office:value="0">
            <text:p>0</text:p>
          </table:table-cell>
          <table:table-cell table:formula="of:=[.N5]/2" office:value-type="float" office:value="18.85">
            <text:p>18,85</text:p>
          </table:table-cell>
          <table:table-cell office:value-type="string">
            <text:p>'yp</text:p>
          </table:table-cell>
          <table:table-cell office:value-type="string">
            <text:p>'yp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6"/>
          <table:table-cell table:number-columns-repeated="13"/>
        </table:table-row>
        <table:table-row table:style-name="ro1">
          <table:table-cell table:style-name="ce1" office:value-type="string">
            <text:p>CALC</text:p>
          </table:table-cell>
          <table:table-cell table:number-columns-repeated="14"/>
          <table:table-cell office:value-type="string">
            <text:p>'a=ys/2/tan(ys/2)</text:p>
          </table:table-cell>
          <table:table-cell table:number-columns-repeated="4"/>
        </table:table-row>
        <table:table-row table:style-name="ro1">
          <table:table-cell table:style-name="ce2" office:value-type="string">
            <text:p>xf</text:p>
          </table:table-cell>
          <table:table-cell table:style-name="ce6" table:formula="of:=[.B17]*[.B4]/[.B5]" office:value-type="float" office:value="1.0924859419152">
            <text:p>1,092</text:p>
          </table:table-cell>
          <table:table-cell table:style-name="ce6" table:formula="of:=[.C17]*[.C4]/[.C5]" office:value-type="float" office:value="1.0924859419152">
            <text:p>1,092</text:p>
          </table:table-cell>
          <table:table-cell table:style-name="ce6" table:formula="of:=[.D17]*[.D4]/[.D5]" office:value-type="float" office:value="1.0924859419152">
            <text:p>1,092</text:p>
          </table:table-cell>
          <table:table-cell table:style-name="ce6"/>
          <table:table-cell table:style-name="ce6" table:formula="of:=[.F17]*[.F4]/[.F5]" office:value-type="float" office:value="1.0924859419152">
            <text:p>1,092</text:p>
          </table:table-cell>
          <table:table-cell table:style-name="ce6" table:formula="of:=[.G17]*[.G4]/[.G5]" office:value-type="float" office:value="1.0924859419152">
            <text:p>1,092</text:p>
          </table:table-cell>
          <table:table-cell table:style-name="ce6" table:formula="of:=[.H17]*[.H4]/[.H5]" office:value-type="float" office:value="1.0924859419152">
            <text:p>1,092</text:p>
          </table:table-cell>
          <table:table-cell table:style-name="ce6" table:formula="of:=[.I17]*[.I4]/[.I5]" office:value-type="float" office:value="1.0924859419152">
            <text:p>1,092</text:p>
          </table:table-cell>
          <table:table-cell table:style-name="ce6"/>
          <table:table-cell table:style-name="ce6" table:formula="of:=[.K17]*[.K4]/[.K5]" office:value-type="float" office:value="1.0924859419152">
            <text:p>1,092</text:p>
          </table:table-cell>
          <table:table-cell table:style-name="ce6" table:formula="of:=[.L17]*[.L4]/[.L5]" office:value-type="float" office:value="1.0924859419152">
            <text:p>1,092</text:p>
          </table:table-cell>
          <table:table-cell table:style-name="ce6" table:formula="of:=[.M17]*[.M4]/[.M5]" office:value-type="float" office:value="1.0924859419152">
            <text:p>1,092</text:p>
          </table:table-cell>
          <table:table-cell table:style-name="ce6" table:formula="of:=[.N17]*[.N4]/[.N5]" office:value-type="float" office:value="1.0924859419152">
            <text:p>1,092</text:p>
          </table:table-cell>
          <table:table-cell office:value-type="string">
            <text:p>'xf=2*tan(ys/2)/ys*xs</text:p>
          </table:table-cell>
          <table:table-cell office:value-type="string">
            <text:p>'xf=2*tan(ys/2)/ys*x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yf</text:p>
          </table:table-cell>
          <table:table-cell table:style-name="ce6" table:formula="of:=2*TAN([.B5]/2/180*PI())" office:value-type="float" office:value="0.682803713697">
            <text:p>0,683</text:p>
          </table:table-cell>
          <table:table-cell table:style-name="ce6" table:formula="of:=2*TAN([.C5]/2/180*PI())" office:value-type="float" office:value="0.682803713697">
            <text:p>0,683</text:p>
          </table:table-cell>
          <table:table-cell table:style-name="ce6" table:formula="of:=2*TAN([.D5]/2/180*PI())" office:value-type="float" office:value="0.682803713697">
            <text:p>0,683</text:p>
          </table:table-cell>
          <table:table-cell table:style-name="ce6"/>
          <table:table-cell table:style-name="ce6" table:formula="of:=2*TAN([.F5]/2/180*PI())" office:value-type="float" office:value="0.682803713697">
            <text:p>0,683</text:p>
          </table:table-cell>
          <table:table-cell table:style-name="ce6" table:formula="of:=2*TAN([.G5]/2/180*PI())" office:value-type="float" office:value="0.682803713697">
            <text:p>0,683</text:p>
          </table:table-cell>
          <table:table-cell table:style-name="ce6" table:formula="of:=2*TAN([.H5]/2/180*PI())" office:value-type="float" office:value="0.682803713697">
            <text:p>0,683</text:p>
          </table:table-cell>
          <table:table-cell table:style-name="ce6" table:formula="of:=2*TAN([.I5]/2/180*PI())" office:value-type="float" office:value="0.682803713697">
            <text:p>0,683</text:p>
          </table:table-cell>
          <table:table-cell table:style-name="ce6"/>
          <table:table-cell table:style-name="ce6" table:formula="of:=2*TAN([.K5]/2/180*PI())" office:value-type="float" office:value="0.682803713697">
            <text:p>0,683</text:p>
          </table:table-cell>
          <table:table-cell table:style-name="ce6" table:formula="of:=2*TAN([.L5]/2/180*PI())" office:value-type="float" office:value="0.682803713697">
            <text:p>0,683</text:p>
          </table:table-cell>
          <table:table-cell table:style-name="ce6" table:formula="of:=2*TAN([.M5]/2/180*PI())" office:value-type="float" office:value="0.682803713697">
            <text:p>0,683</text:p>
          </table:table-cell>
          <table:table-cell table:style-name="ce6" table:formula="of:=2*TAN([.N5]/2/180*PI())" office:value-type="float" office:value="0.682803713697">
            <text:p>0,683</text:p>
          </table:table-cell>
          <table:table-cell office:value-type="string">
            <text:p>'yf=2*tan(ys/2)</text:p>
          </table:table-cell>
          <table:table-cell office:value-type="string">
            <text:p>'yf=2*tan(ys/2)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19"/>
        </table:table-row>
        <table:table-row table:style-name="ro1">
          <table:table-cell office:value-type="string">
            <text:p>x</text:p>
          </table:table-cell>
          <table:table-cell table:style-name="ce6" table:formula="of:=[.B12]/[.B4]*[.B16]*[.B3]" office:value-type="float" office:value="0">
            <text:p>0,000</text:p>
          </table:table-cell>
          <table:table-cell table:style-name="ce6" table:formula="of:=[.C12]/[.C4]*[.C16]*[.C3]" office:value-type="float" office:value="5.462429709576">
            <text:p>5,462</text:p>
          </table:table-cell>
          <table:table-cell table:style-name="ce6" table:formula="of:=[.D12]/[.D4]*[.D16]*[.D3]" office:value-type="float" office:value="5.462429709576">
            <text:p>5,462</text:p>
          </table:table-cell>
          <table:table-cell table:style-name="ce6"/>
          <table:table-cell table:style-name="ce6" table:formula="of:=[.F12]/[.F4]*[.F16]*[.F3]" office:value-type="float" office:value="5.462429709576">
            <text:p>5,462</text:p>
          </table:table-cell>
          <table:table-cell table:style-name="ce6" table:formula="of:=[.G12]/[.G4]*[.G16]*[.G3]" office:value-type="float" office:value="-5.462429709576">
            <text:p>-5,462</text:p>
          </table:table-cell>
          <table:table-cell table:style-name="ce6" table:formula="of:=[.H12]/[.H4]*[.H16]*[.H3]" office:value-type="float" office:value="0">
            <text:p>0,000</text:p>
          </table:table-cell>
          <table:table-cell table:style-name="ce6" table:formula="of:=[.I12]/[.I4]*[.I16]*[.I3]" office:value-type="float" office:value="5.462429709576">
            <text:p>5,462</text:p>
          </table:table-cell>
          <table:table-cell table:style-name="ce6"/>
          <table:table-cell table:style-name="ce6" table:formula="of:=[.K12]/[.K4]*[.K16]*[.K3]" office:value-type="float" office:value="0">
            <text:p>0,000</text:p>
          </table:table-cell>
          <table:table-cell table:style-name="ce6" table:formula="of:=[.L12]/[.L4]*[.L16]*[.L3]" office:value-type="float" office:value="5.462429709576">
            <text:p>5,462</text:p>
          </table:table-cell>
          <table:table-cell table:style-name="ce6" table:formula="of:=[.M12]/[.M4]*[.M16]*[.M3]" office:value-type="float" office:value="5.462429709576">
            <text:p>5,462</text:p>
          </table:table-cell>
          <table:table-cell table:style-name="ce6" table:formula="of:=[.N12]/[.N4]*[.N16]*[.N3]" office:value-type="float" office:value="5.462429709576">
            <text:p>5,462</text:p>
          </table:table-cell>
          <table:table-cell office:value-type="string">
            <text:p>'x1=xp/xs*xf*r</text:p>
          </table:table-cell>
          <table:table-cell office:value-type="string">
            <text:p>x1=xp/a*r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5" table:formula="of:=[.B13]/[.B5]*[.B17]*[.B3]" office:value-type="float" office:value="3.414018568485">
            <text:p>3,414</text:p>
          </table:table-cell>
          <table:table-cell table:style-name="ce5" table:formula="of:=[.C13]/[.C5]*[.C17]*[.C3]" office:value-type="float" office:value="0">
            <text:p>0,000</text:p>
          </table:table-cell>
          <table:table-cell table:style-name="ce5" table:formula="of:=[.D13]/[.D5]*[.D17]*[.D3]" office:value-type="float" office:value="3.414018568485">
            <text:p>3,414</text:p>
          </table:table-cell>
          <table:table-cell table:style-name="ce5"/>
          <table:table-cell table:style-name="ce5" table:formula="of:=[.F13]/[.F5]*[.F17]*[.F3]" office:value-type="float" office:value="0">
            <text:p>0,000</text:p>
          </table:table-cell>
          <table:table-cell table:style-name="ce5" table:formula="of:=[.G13]/[.G5]*[.G17]*[.G3]" office:value-type="float" office:value="3.414018568485">
            <text:p>3,414</text:p>
          </table:table-cell>
          <table:table-cell table:style-name="ce5" table:formula="of:=[.H13]/[.H5]*[.H17]*[.H3]" office:value-type="float" office:value="3.414018568485">
            <text:p>3,414</text:p>
          </table:table-cell>
          <table:table-cell table:style-name="ce5" table:formula="of:=[.I13]/[.I5]*[.I17]*[.I3]" office:value-type="float" office:value="3.414018568485">
            <text:p>3,414</text:p>
          </table:table-cell>
          <table:table-cell table:style-name="ce5"/>
          <table:table-cell table:style-name="ce5" table:formula="of:=[.K13]/[.K5]*[.K17]*[.K3]" office:value-type="float" office:value="3.414018568485">
            <text:p>3,414</text:p>
          </table:table-cell>
          <table:table-cell table:style-name="ce5" table:formula="of:=[.L13]/[.L5]*[.L17]*[.L3]" office:value-type="float" office:value="-3.414018568485">
            <text:p>-3,414</text:p>
          </table:table-cell>
          <table:table-cell table:style-name="ce5" table:formula="of:=[.M13]/[.M5]*[.M17]*[.M3]" office:value-type="float" office:value="0">
            <text:p>0,000</text:p>
          </table:table-cell>
          <table:table-cell table:style-name="ce5" table:formula="of:=[.N13]/[.N5]*[.N17]*[.N3]" office:value-type="float" office:value="3.414018568485">
            <text:p>3,414</text:p>
          </table:table-cell>
          <table:table-cell office:value-type="string">
            <text:p>'y1=yp/ys*yf*r</text:p>
          </table:table-cell>
          <table:table-cell office:value-type="string">
            <text:p>'y1=yp/a*r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5" table:formula="of:=[.B3]" office:value-type="float" office:value="10">
            <text:p>10,000</text:p>
          </table:table-cell>
          <table:table-cell table:style-name="ce5" table:formula="of:=[.C3]" office:value-type="float" office:value="10">
            <text:p>10,000</text:p>
          </table:table-cell>
          <table:table-cell table:style-name="ce5" table:formula="of:=[.D3]" office:value-type="float" office:value="10">
            <text:p>10,000</text:p>
          </table:table-cell>
          <table:table-cell table:style-name="ce5"/>
          <table:table-cell table:style-name="ce5" table:formula="of:=[.F3]" office:value-type="float" office:value="10">
            <text:p>10,000</text:p>
          </table:table-cell>
          <table:table-cell table:style-name="ce5" table:formula="of:=[.G3]" office:value-type="float" office:value="10">
            <text:p>10,000</text:p>
          </table:table-cell>
          <table:table-cell table:style-name="ce5" table:formula="of:=[.H3]" office:value-type="float" office:value="10">
            <text:p>10,000</text:p>
          </table:table-cell>
          <table:table-cell table:style-name="ce5" table:formula="of:=[.I3]" office:value-type="float" office:value="10">
            <text:p>10,000</text:p>
          </table:table-cell>
          <table:table-cell table:style-name="ce5"/>
          <table:table-cell table:style-name="ce5" table:formula="of:=[.K3]" office:value-type="float" office:value="10">
            <text:p>10,000</text:p>
          </table:table-cell>
          <table:table-cell table:style-name="ce5" table:formula="of:=[.L3]" office:value-type="float" office:value="10">
            <text:p>10,000</text:p>
          </table:table-cell>
          <table:table-cell table:style-name="ce5" table:formula="of:=[.M3]" office:value-type="float" office:value="10">
            <text:p>10,000</text:p>
          </table:table-cell>
          <table:table-cell table:style-name="ce5" table:formula="of:=[.N3]" office:value-type="float" office:value="10">
            <text:p>10,000</text:p>
          </table:table-cell>
          <table:table-cell table:number-columns-repeated="2" office:value-type="string">
            <text:p>z1=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r</text:p>
          </table:table-cell>
          <table:table-cell table:style-name="ce5" table:number-columns-repeated="13"/>
          <table:table-cell table:number-columns-repeated="2"/>
          <table:table-cell table:style-name="ce11" table:number-columns-repeated="3"/>
          <table:table-cell/>
        </table:table-row>
        <table:table-row table:style-name="ro1">
          <table:table-cell office:value-type="string">
            <text:p>x</text:p>
          </table:table-cell>
          <table:table-cell table:style-name="ce5" table:formula="of:=[.B19]" office:value-type="float" office:value="0">
            <text:p>0,000</text:p>
          </table:table-cell>
          <table:table-cell table:style-name="ce5" table:formula="of:=[.C19]" office:value-type="float" office:value="5.462429709576">
            <text:p>5,462</text:p>
          </table:table-cell>
          <table:table-cell table:style-name="ce5" table:formula="of:=[.D19]" office:value-type="float" office:value="5.462429709576">
            <text:p>5,462</text:p>
          </table:table-cell>
          <table:table-cell table:style-name="ce5"/>
          <table:table-cell table:style-name="ce5" table:formula="of:=[.F19]" office:value-type="float" office:value="5.462429709576">
            <text:p>5,462</text:p>
          </table:table-cell>
          <table:table-cell table:style-name="ce5" table:formula="of:=[.G19]" office:value-type="float" office:value="-5.462429709576">
            <text:p>-5,462</text:p>
          </table:table-cell>
          <table:table-cell table:style-name="ce5" table:formula="of:=[.H19]" office:value-type="float" office:value="0">
            <text:p>0,000</text:p>
          </table:table-cell>
          <table:table-cell table:style-name="ce5" table:formula="of:=[.I19]" office:value-type="float" office:value="5.462429709576">
            <text:p>5,462</text:p>
          </table:table-cell>
          <table:table-cell table:style-name="ce5"/>
          <table:table-cell table:style-name="ce5" table:formula="of:=[.K19]" office:value-type="float" office:value="0">
            <text:p>0,000</text:p>
          </table:table-cell>
          <table:table-cell table:style-name="ce5" table:formula="of:=[.L19]" office:value-type="float" office:value="5.462429709576">
            <text:p>5,462</text:p>
          </table:table-cell>
          <table:table-cell table:style-name="ce5" table:formula="of:=[.M19]" office:value-type="float" office:value="5.462429709576">
            <text:p>5,462</text:p>
          </table:table-cell>
          <table:table-cell table:style-name="ce5" table:formula="of:=[.N19]" office:value-type="float" office:value="5.462429709576">
            <text:p>5,462</text:p>
          </table:table-cell>
          <table:table-cell office:value-type="string">
            <text:p>x2=x1</text:p>
          </table:table-cell>
          <table:table-cell office:value-type="string">
            <text:p>'x2=xp/a*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5" table:formula="of:=[.B20]*COS([.B8]/180*PI())+[.B21]*SIN([.B8]/180*PI())" office:value-type="float" office:value="3.414018568485">
            <text:p>3,414</text:p>
          </table:table-cell>
          <table:table-cell table:style-name="ce5" table:formula="of:=[.C20]*COS([.C8]/180*PI())+[.C21]*SIN([.C8]/180*PI())" office:value-type="float" office:value="0">
            <text:p>0,000</text:p>
          </table:table-cell>
          <table:table-cell table:style-name="ce5" table:formula="of:=[.D20]*COS([.D8]/180*PI())+[.D21]*SIN([.D8]/180*PI())" office:value-type="float" office:value="3.414018568485">
            <text:p>3,414</text:p>
          </table:table-cell>
          <table:table-cell table:style-name="ce5"/>
          <table:table-cell table:style-name="ce5" table:formula="of:=[.F20]*COS([.F8]/180*PI())+[.F21]*SIN([.F8]/180*PI())" office:value-type="float" office:value="0">
            <text:p>0,000</text:p>
          </table:table-cell>
          <table:table-cell table:style-name="ce5" table:formula="of:=[.G20]*COS([.G8]/180*PI())+[.G21]*SIN([.G8]/180*PI())" office:value-type="float" office:value="3.414018568485">
            <text:p>3,414</text:p>
          </table:table-cell>
          <table:table-cell table:style-name="ce5" table:formula="of:=[.H20]*COS([.H8]/180*PI())+[.H21]*SIN([.H8]/180*PI())" office:value-type="float" office:value="3.414018568485">
            <text:p>3,414</text:p>
          </table:table-cell>
          <table:table-cell table:style-name="ce5" table:formula="of:=[.I20]*COS([.I8]/180*PI())+[.I21]*SIN([.I8]/180*PI())" office:value-type="float" office:value="3.414018568485">
            <text:p>3,414</text:p>
          </table:table-cell>
          <table:table-cell table:style-name="ce5"/>
          <table:table-cell table:style-name="ce5" table:formula="of:=[.K20]*COS([.K8]/180*PI())+[.K21]*SIN([.K8]/180*PI())" office:value-type="float" office:value="6.62832948928811">
            <text:p>6,628</text:p>
          </table:table-cell>
          <table:table-cell table:style-name="ce5" table:formula="of:=[.L20]*COS([.L8]/180*PI())+[.L21]*SIN([.L8]/180*PI())" office:value-type="float" office:value="0.212073377225264">
            <text:p>0,212</text:p>
          </table:table-cell>
          <table:table-cell table:style-name="ce5" table:formula="of:=[.M20]*COS([.M8]/180*PI())+[.M21]*SIN([.M8]/180*PI())" office:value-type="float" office:value="3.42020143325669">
            <text:p>3,420</text:p>
          </table:table-cell>
          <table:table-cell table:style-name="ce5" table:formula="of:=[.N20]*COS([.N8]/180*PI())+[.N21]*SIN([.N8]/180*PI())" office:value-type="float" office:value="6.62832948928811">
            <text:p>6,628</text:p>
          </table:table-cell>
          <table:table-cell office:value-type="string">
            <text:p>'y2=y1*cos(yr)+z1*sin(yr)</text:p>
          </table:table-cell>
          <table:table-cell office:value-type="string">
            <text:p>'y2=yp/a*r*cos(yr) + r*sin(yr)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-s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table:style-name="ce6" table:formula="of:=-[.B20]*SIN([.B8]/180*PI())+[.B21]*COS([.B8]/180*PI())" office:value-type="float" office:value="10">
            <text:p>10,000</text:p>
          </table:table-cell>
          <table:table-cell table:style-name="ce6" table:formula="of:=-[.C20]*SIN([.C8]/180*PI())+[.C21]*COS([.C8]/180*PI())" office:value-type="float" office:value="10">
            <text:p>10,000</text:p>
          </table:table-cell>
          <table:table-cell table:style-name="ce6" table:formula="of:=-[.D20]*SIN([.D8]/180*PI())+[.D21]*COS([.D8]/180*PI())" office:value-type="float" office:value="10">
            <text:p>10,000</text:p>
          </table:table-cell>
          <table:table-cell table:style-name="ce5"/>
          <table:table-cell table:style-name="ce6" table:formula="of:=-[.F20]*SIN([.F8]/180*PI())+[.F21]*COS([.F8]/180*PI())" office:value-type="float" office:value="10">
            <text:p>10,000</text:p>
          </table:table-cell>
          <table:table-cell table:style-name="ce6" table:formula="of:=-[.G20]*SIN([.G8]/180*PI())+[.G21]*COS([.G8]/180*PI())" office:value-type="float" office:value="10">
            <text:p>10,000</text:p>
          </table:table-cell>
          <table:table-cell table:style-name="ce6" table:formula="of:=-[.H20]*SIN([.H8]/180*PI())+[.H21]*COS([.H8]/180*PI())" office:value-type="float" office:value="10">
            <text:p>10,000</text:p>
          </table:table-cell>
          <table:table-cell table:style-name="ce6" table:formula="of:=-[.I20]*SIN([.I8]/180*PI())+[.I21]*COS([.I8]/180*PI())" office:value-type="float" office:value="10">
            <text:p>10,000</text:p>
          </table:table-cell>
          <table:table-cell table:style-name="ce5"/>
          <table:table-cell table:style-name="ce6" table:formula="of:=-[.K20]*SIN([.K8]/180*PI())+[.K21]*COS([.K8]/180*PI())" office:value-type="float" office:value="8.22926308774935">
            <text:p>8,229</text:p>
          </table:table-cell>
          <table:table-cell table:style-name="ce6" table:formula="of:=-[.L20]*SIN([.L8]/180*PI())+[.L21]*COS([.L8]/180*PI())" office:value-type="float" office:value="10.5645893279688">
            <text:p>10,565</text:p>
          </table:table-cell>
          <table:table-cell table:style-name="ce6" table:formula="of:=-[.M20]*SIN([.M8]/180*PI())+[.M21]*COS([.M8]/180*PI())" office:value-type="float" office:value="9.39692620785909">
            <text:p>9,397</text:p>
          </table:table-cell>
          <table:table-cell table:style-name="ce6" table:formula="of:=-[.N20]*SIN([.N8]/180*PI())+[.N21]*COS([.N8]/180*PI())" office:value-type="float" office:value="8.22926308774935">
            <text:p>8,229</text:p>
          </table:table-cell>
          <table:table-cell office:value-type="string">
            <text:p>'z2=z1*cos(yr)-y1*sin(yr)</text:p>
          </table:table-cell>
          <table:table-cell office:value-type="string">
            <text:p>'z2=r*cos(yr) - yp/a*r*sin(yr)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c</text:p>
          </table:table-cell>
          <table:table-cell/>
        </table:table-row>
        <table:table-row table:style-name="ro1">
          <table:table-cell table:style-name="ce1" office:value-type="string">
            <text:p>xr</text:p>
          </table:table-cell>
          <table:table-cell table:style-name="ce5" table:number-columns-repeated="13"/>
          <table:table-cell table:number-columns-repeated="2"/>
          <table:table-cell table:style-name="ce11" table:number-columns-repeated="3"/>
          <table:table-cell/>
        </table:table-row>
        <table:table-row table:style-name="ro1">
          <table:table-cell office:value-type="string">
            <text:p>x</text:p>
          </table:table-cell>
          <table:table-cell table:style-name="ce5" table:formula="of:=[.B23]*COS([.B9]/180*PI())+[.B25]*SIN([.B9]/180*PI())" office:value-type="float" office:value="0">
            <text:p>0,000</text:p>
          </table:table-cell>
          <table:table-cell table:style-name="ce5" table:formula="of:=[.C23]*COS([.C9]/180*PI())+[.C25]*SIN([.C9]/180*PI())" office:value-type="float" office:value="5.462429709576">
            <text:p>5,462</text:p>
          </table:table-cell>
          <table:table-cell table:style-name="ce5" table:formula="of:=[.D23]*COS([.D9]/180*PI())+[.D25]*SIN([.D9]/180*PI())" office:value-type="float" office:value="5.462429709576">
            <text:p>5,462</text:p>
          </table:table-cell>
          <table:table-cell table:style-name="ce5"/>
          <table:table-cell table:style-name="ce5" table:formula="of:=[.F23]*COS([.F9]/180*PI())+[.F25]*SIN([.F9]/180*PI())" office:value-type="float" office:value="8.55320632290697">
            <text:p>8,553</text:p>
          </table:table-cell>
          <table:table-cell table:style-name="ce5" table:formula="of:=[.G23]*COS([.G9]/180*PI())+[.G25]*SIN([.G9]/180*PI())" office:value-type="float" office:value="-5.462429709576">
            <text:p>-5,462</text:p>
          </table:table-cell>
          <table:table-cell table:style-name="ce5" table:formula="of:=[.H23]*COS([.H9]/180*PI())+[.H25]*SIN([.H9]/180*PI())" office:value-type="float" office:value="3.42020143325669">
            <text:p>3,420</text:p>
          </table:table-cell>
          <table:table-cell table:style-name="ce5" table:formula="of:=[.I23]*COS([.I9]/180*PI())+[.I25]*SIN([.I9]/180*PI())" office:value-type="float" office:value="8.55320632290697">
            <text:p>8,553</text:p>
          </table:table-cell>
          <table:table-cell table:style-name="ce5"/>
          <table:table-cell table:style-name="ce5" table:formula="of:=[.K23]*COS([.K9]/180*PI())+[.K25]*SIN([.K9]/180*PI())" office:value-type="float" office:value="0">
            <text:p>0,000</text:p>
          </table:table-cell>
          <table:table-cell table:style-name="ce5" table:formula="of:=[.L23]*COS([.L9]/180*PI())+[.L25]*SIN([.L9]/180*PI())" office:value-type="float" office:value="5.462429709576">
            <text:p>5,462</text:p>
          </table:table-cell>
          <table:table-cell table:style-name="ce5" table:formula="of:=[.M23]*COS([.M9]/180*PI())+[.M25]*SIN([.M9]/180*PI())" office:value-type="float" office:value="5.462429709576">
            <text:p>5,462</text:p>
          </table:table-cell>
          <table:table-cell table:style-name="ce5" table:formula="of:=[.N23]*COS([.N9]/180*PI())+[.N25]*SIN([.N9]/180*PI())" office:value-type="float" office:value="5.462429709576">
            <text:p>5,462</text:p>
          </table:table-cell>
          <table:table-cell office:value-type="string">
            <text:p>'x3=x2*cos(xr)+z2*sin(xr)</text:p>
          </table:table-cell>
          <table:table-cell office:value-type="string">
            <text:p>'x3=xp/a*r</text:p>
          </table:table-cell>
          <table:table-cell table:style-name="ce11" office:value-type="string">
            <text:p>c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5" table:formula="of:=[.B24]" office:value-type="float" office:value="3.414018568485">
            <text:p>3,414</text:p>
          </table:table-cell>
          <table:table-cell table:style-name="ce5" table:formula="of:=[.C24]" office:value-type="float" office:value="0">
            <text:p>0,000</text:p>
          </table:table-cell>
          <table:table-cell table:style-name="ce5" table:formula="of:=[.D24]" office:value-type="float" office:value="3.414018568485">
            <text:p>3,414</text:p>
          </table:table-cell>
          <table:table-cell table:style-name="ce5"/>
          <table:table-cell table:style-name="ce5" table:formula="of:=[.F24]" office:value-type="float" office:value="0">
            <text:p>0,000</text:p>
          </table:table-cell>
          <table:table-cell table:style-name="ce5" table:formula="of:=[.G24]" office:value-type="float" office:value="3.414018568485">
            <text:p>3,414</text:p>
          </table:table-cell>
          <table:table-cell table:style-name="ce5" table:formula="of:=[.H24]" office:value-type="float" office:value="3.414018568485">
            <text:p>3,414</text:p>
          </table:table-cell>
          <table:table-cell table:style-name="ce5" table:formula="of:=[.I24]" office:value-type="float" office:value="3.414018568485">
            <text:p>3,414</text:p>
          </table:table-cell>
          <table:table-cell table:style-name="ce5"/>
          <table:table-cell table:style-name="ce5" table:formula="of:=[.K24]" office:value-type="float" office:value="6.62832948928811">
            <text:p>6,628</text:p>
          </table:table-cell>
          <table:table-cell table:style-name="ce5" table:formula="of:=[.L24]" office:value-type="float" office:value="0.212073377225264">
            <text:p>0,212</text:p>
          </table:table-cell>
          <table:table-cell table:style-name="ce5" table:formula="of:=[.M24]" office:value-type="float" office:value="3.42020143325669">
            <text:p>3,420</text:p>
          </table:table-cell>
          <table:table-cell table:style-name="ce5" table:formula="of:=[.N24]" office:value-type="float" office:value="6.62832948928811">
            <text:p>6,628</text:p>
          </table:table-cell>
          <table:table-cell office:value-type="string">
            <text:p>y3=y2</text:p>
          </table:table-cell>
          <table:table-cell office:value-type="string">
            <text:p>'y3=yp/a*r*cos(yr) + r*sin(yr)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table:style-name="ce6" table:formula="of:=-[.B23]*SIN([.B9]/180*PI())+[.B25]*COS([.B9]/180*PI())" office:value-type="float" office:value="10">
            <text:p>10,000</text:p>
          </table:table-cell>
          <table:table-cell table:style-name="ce6" table:formula="of:=-[.C23]*SIN([.C9]/180*PI())+[.C25]*COS([.C9]/180*PI())" office:value-type="float" office:value="10">
            <text:p>10,000</text:p>
          </table:table-cell>
          <table:table-cell table:style-name="ce6" table:formula="of:=-[.D23]*SIN([.D9]/180*PI())+[.D25]*COS([.D9]/180*PI())" office:value-type="float" office:value="10">
            <text:p>10,000</text:p>
          </table:table-cell>
          <table:table-cell table:style-name="ce5"/>
          <table:table-cell table:style-name="ce6" table:formula="of:=-[.F23]*SIN([.F9]/180*PI())+[.F25]*COS([.F9]/180*PI())" office:value-type="float" office:value="7.52866521568351">
            <text:p>7,529</text:p>
          </table:table-cell>
          <table:table-cell table:style-name="ce6" table:formula="of:=-[.G23]*SIN([.G9]/180*PI())+[.G25]*COS([.G9]/180*PI())" office:value-type="float" office:value="10">
            <text:p>10,000</text:p>
          </table:table-cell>
          <table:table-cell table:style-name="ce6" table:formula="of:=-[.H23]*SIN([.H9]/180*PI())+[.H25]*COS([.H9]/180*PI())" office:value-type="float" office:value="9.39692620785909">
            <text:p>9,397</text:p>
          </table:table-cell>
          <table:table-cell table:style-name="ce6" table:formula="of:=-[.I23]*SIN([.I9]/180*PI())+[.I25]*COS([.I9]/180*PI())" office:value-type="float" office:value="7.52866521568351">
            <text:p>7,529</text:p>
          </table:table-cell>
          <table:table-cell table:style-name="ce5"/>
          <table:table-cell table:style-name="ce6" table:formula="of:=-[.K23]*SIN([.K9]/180*PI())+[.K25]*COS([.K9]/180*PI())" office:value-type="float" office:value="8.22926308774935">
            <text:p>8,229</text:p>
          </table:table-cell>
          <table:table-cell table:style-name="ce6" table:formula="of:=-[.L23]*SIN([.L9]/180*PI())+[.L25]*COS([.L9]/180*PI())" office:value-type="float" office:value="10.5645893279688">
            <text:p>10,565</text:p>
          </table:table-cell>
          <table:table-cell table:style-name="ce6" table:formula="of:=-[.M23]*SIN([.M9]/180*PI())+[.M25]*COS([.M9]/180*PI())" office:value-type="float" office:value="9.39692620785909">
            <text:p>9,397</text:p>
          </table:table-cell>
          <table:table-cell table:style-name="ce6" table:formula="of:=-[.N23]*SIN([.N9]/180*PI())+[.N25]*COS([.N9]/180*PI())" office:value-type="float" office:value="8.22926308774935">
            <text:p>8,229</text:p>
          </table:table-cell>
          <table:table-cell office:value-type="string">
            <text:p>'z3=z2*cos(xr)-x2*sin(xr)</text:p>
          </table:table-cell>
          <table:table-cell office:value-type="string">
            <text:p>'z3=r*cos(yr) - yp/a*r*sin(yr)</text:p>
          </table:table-cell>
          <table:table-cell table:style-name="ce11" office:value-type="string">
            <text:p>-s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c</text:p>
          </table:table-cell>
          <table:table-cell/>
        </table:table-row>
        <table:table-row table:style-name="ro1">
          <table:table-cell table:number-columns-repeated="15"/>
          <table:table-cell office:value-type="string">
            <text:p>'b=sqrt(xp^2+yp^2+a^2)</text:p>
          </table:table-cell>
          <table:table-cell table:number-columns-repeated="4"/>
        </table:table-row>
        <table:table-row table:style-name="ro1">
          <table:table-cell office:value-type="string">
            <text:p>dist</text:p>
          </table:table-cell>
          <table:table-cell table:style-name="ce5" table:formula="of:=SQRT([.B27]*[.B27]+[.B28]*[.B28]+[.B29]*[.B29])" office:value-type="float" office:value="10.5667176921673">
            <text:p>10,567</text:p>
          </table:table-cell>
          <table:table-cell table:style-name="ce5" table:formula="of:=SQRT([.C27]*[.C27]+[.C28]*[.C28]+[.C29]*[.C29])" office:value-type="float" office:value="11.3946539364765">
            <text:p>11,395</text:p>
          </table:table-cell>
          <table:table-cell table:style-name="ce5" table:formula="of:=SQRT([.D27]*[.D27]+[.D28]*[.D28]+[.D29]*[.D29])" office:value-type="float" office:value="11.8951108073031">
            <text:p>11,895</text:p>
          </table:table-cell>
          <table:table-cell table:style-name="ce5"/>
          <table:table-cell table:style-name="ce5" table:formula="of:=SQRT([.F27]*[.F27]+[.F28]*[.F28]+[.F29]*[.F29])" office:value-type="float" office:value="11.3946539364765">
            <text:p>11,395</text:p>
          </table:table-cell>
          <table:table-cell table:style-name="ce5" table:formula="of:=SQRT([.G27]*[.G27]+[.G28]*[.G28]+[.G29]*[.G29])" office:value-type="float" office:value="11.8951108073031">
            <text:p>11,895</text:p>
          </table:table-cell>
          <table:table-cell table:style-name="ce5" table:formula="of:=SQRT([.H27]*[.H27]+[.H28]*[.H28]+[.H29]*[.H29])" office:value-type="float" office:value="10.5667176921673">
            <text:p>10,567</text:p>
          </table:table-cell>
          <table:table-cell table:style-name="ce5" table:formula="of:=SQRT([.I27]*[.I27]+[.I28]*[.I28]+[.I29]*[.I29])" office:value-type="float" office:value="11.8951108073031">
            <text:p>11,895</text:p>
          </table:table-cell>
          <table:table-cell table:style-name="ce5"/>
          <table:table-cell table:style-name="ce5" table:formula="of:=SQRT([.K27]*[.K27]+[.K28]*[.K28]+[.K29]*[.K29])" office:value-type="float" office:value="10.5667176921673">
            <text:p>10,567</text:p>
          </table:table-cell>
          <table:table-cell table:style-name="ce5" table:formula="of:=SQRT([.L27]*[.L27]+[.L28]*[.L28]+[.L29]*[.L29])" office:value-type="float" office:value="11.8951108073031">
            <text:p>11,895</text:p>
          </table:table-cell>
          <table:table-cell table:style-name="ce5" table:formula="of:=SQRT([.M27]*[.M27]+[.M28]*[.M28]+[.M29]*[.M29])" office:value-type="float" office:value="11.3946539364765">
            <text:p>11,395</text:p>
          </table:table-cell>
          <table:table-cell table:style-name="ce5" table:formula="of:=SQRT([.N27]*[.N27]+[.N28]*[.N28]+[.N29]*[.N29])" office:value-type="float" office:value="11.8951108073031">
            <text:p>11,895</text:p>
          </table:table-cell>
          <table:table-cell office:value-type="string">
            <text:p>'d=sqrt(x3^2+y3^2+z3^2)</text:p>
          </table:table-cell>
          <table:table-cell office:value-type="string">
            <text:p>d=r/a*b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xn</text:p>
          </table:table-cell>
          <table:table-cell table:style-name="ce5" table:formula="of:=[.B27]/[.B$31]*[.B$3]" office:value-type="float" office:value="0">
            <text:p>0,000</text:p>
          </table:table-cell>
          <table:table-cell table:style-name="ce5" table:formula="of:=[.C27]/[.C$31]*[.C$3]" office:value-type="float" office:value="4.7938530999083">
            <text:p>4,794</text:p>
          </table:table-cell>
          <table:table-cell table:style-name="ce5" table:formula="of:=[.D27]/[.D$31]*[.D$3]" office:value-type="float" office:value="4.59216378734555">
            <text:p>4,592</text:p>
          </table:table-cell>
          <table:table-cell table:style-name="ce5"/>
          <table:table-cell table:style-name="ce5" table:formula="of:=[.F27]/[.F$31]*[.F$3]" office:value-type="float" office:value="7.50633268073769">
            <text:p>7,506</text:p>
          </table:table-cell>
          <table:table-cell table:style-name="ce5" table:formula="of:=[.G27]/[.G$31]*[.G$3]" office:value-type="float" office:value="-4.59216378734555">
            <text:p>-4,592</text:p>
          </table:table-cell>
          <table:table-cell table:style-name="ce5" table:formula="of:=[.H27]/[.H$31]*[.H$3]" office:value-type="float" office:value="3.23676806071195">
            <text:p>3,237</text:p>
          </table:table-cell>
          <table:table-cell table:style-name="ce5" table:formula="of:=[.I27]/[.I$31]*[.I$3]" office:value-type="float" office:value="7.19052261174033">
            <text:p>7,191</text:p>
          </table:table-cell>
          <table:table-cell table:style-name="ce5"/>
          <table:table-cell table:style-name="ce5" table:formula="of:=[.K27]/[.K$31]*[.K$3]" office:value-type="float" office:value="0">
            <text:p>0,000</text:p>
          </table:table-cell>
          <table:table-cell table:style-name="ce5" table:formula="of:=[.L27]/[.L$31]*[.L$3]" office:value-type="float" office:value="4.59216378734555">
            <text:p>4,592</text:p>
          </table:table-cell>
          <table:table-cell table:style-name="ce5" table:formula="of:=[.M27]/[.M$31]*[.M$3]" office:value-type="float" office:value="4.7938530999083">
            <text:p>4,794</text:p>
          </table:table-cell>
          <table:table-cell table:style-name="ce5" table:formula="of:=[.N27]/[.N$31]*[.N$3]" office:value-type="float" office:value="4.59216378734555">
            <text:p>4,592</text:p>
          </table:table-cell>
          <table:table-cell office:value-type="string">
            <text:p>xn=x3/d*r</text:p>
          </table:table-cell>
          <table:table-cell office:value-type="string">
            <text:p>'xn=xp*r/b</text:p>
          </table:table-cell>
          <table:table-cell table:number-columns-repeated="4"/>
        </table:table-row>
        <table:table-row table:style-name="ro1">
          <table:table-cell office:value-type="string">
            <text:p>yn</text:p>
          </table:table-cell>
          <table:table-cell table:style-name="ce5" table:formula="of:=[.B28]/[.B$31]*[.B$3]" office:value-type="float" office:value="3.23091679738515">
            <text:p>3,231</text:p>
          </table:table-cell>
          <table:table-cell table:style-name="ce5" table:formula="of:=[.C28]/[.C$31]*[.C$3]" office:value-type="float" office:value="0">
            <text:p>0,000</text:p>
          </table:table-cell>
          <table:table-cell table:style-name="ce5" table:formula="of:=[.D28]/[.D$31]*[.D$3]" office:value-type="float" office:value="2.87010236709097">
            <text:p>2,870</text:p>
          </table:table-cell>
          <table:table-cell table:style-name="ce5"/>
          <table:table-cell table:style-name="ce5" table:formula="of:=[.F28]/[.F$31]*[.F$3]" office:value-type="float" office:value="0">
            <text:p>0,000</text:p>
          </table:table-cell>
          <table:table-cell table:style-name="ce5" table:formula="of:=[.G28]/[.G$31]*[.G$3]" office:value-type="float" office:value="2.87010236709097">
            <text:p>2,870</text:p>
          </table:table-cell>
          <table:table-cell table:style-name="ce5" table:formula="of:=[.H28]/[.H$31]*[.H$3]" office:value-type="float" office:value="3.23091679738515">
            <text:p>3,231</text:p>
          </table:table-cell>
          <table:table-cell table:style-name="ce5" table:formula="of:=[.I28]/[.I$31]*[.I$3]" office:value-type="float" office:value="2.87010236709097">
            <text:p>2,870</text:p>
          </table:table-cell>
          <table:table-cell table:style-name="ce5"/>
          <table:table-cell table:style-name="ce5" table:formula="of:=[.K28]/[.K$31]*[.K$3]" office:value-type="float" office:value="6.27283673358802">
            <text:p>6,273</text:p>
          </table:table-cell>
          <table:table-cell table:style-name="ce5" table:formula="of:=[.L28]/[.L$31]*[.L$3]" office:value-type="float" office:value="0.178286172075891">
            <text:p>0,178</text:p>
          </table:table-cell>
          <table:table-cell table:style-name="ce5" table:formula="of:=[.M28]/[.M$31]*[.M$3]" office:value-type="float" office:value="3.00158429762221">
            <text:p>3,002</text:p>
          </table:table-cell>
          <table:table-cell table:style-name="ce5" table:formula="of:=[.N28]/[.N$31]*[.N$3]" office:value-type="float" office:value="5.572314202587">
            <text:p>5,572</text:p>
          </table:table-cell>
          <table:table-cell office:value-type="string">
            <text:p>'yn=y3/d*r</text:p>
          </table:table-cell>
          <table:table-cell office:value-type="string">
            <text:p>'yn=yp*r/b*cos(yr) + a*r/b*sin(yr)</text:p>
          </table:table-cell>
          <table:table-cell table:number-columns-repeated="4"/>
        </table:table-row>
        <table:table-row table:style-name="ro1">
          <table:table-cell office:value-type="string">
            <text:p>zn</text:p>
          </table:table-cell>
          <table:table-cell table:style-name="ce5" table:formula="of:=[.B29]/[.B$31]*[.B$3]" office:value-type="float" office:value="9.46367669821695">
            <text:p>9,464</text:p>
          </table:table-cell>
          <table:table-cell table:style-name="ce5" table:formula="of:=[.C29]/[.C$31]*[.C$3]" office:value-type="float" office:value="8.77604537684825">
            <text:p>8,776</text:p>
          </table:table-cell>
          <table:table-cell table:style-name="ce5" table:formula="of:=[.D29]/[.D$31]*[.D$3]" office:value-type="float" office:value="8.40681533950943">
            <text:p>8,407</text:p>
          </table:table-cell>
          <table:table-cell table:style-name="ce5"/>
          <table:table-cell table:style-name="ce5" table:formula="of:=[.F29]/[.F$31]*[.F$3]" office:value-type="float" office:value="6.60719075599375">
            <text:p>6,607</text:p>
          </table:table-cell>
          <table:table-cell table:style-name="ce5" table:formula="of:=[.G29]/[.G$31]*[.G$3]" office:value-type="float" office:value="8.40681533950943">
            <text:p>8,407</text:p>
          </table:table-cell>
          <table:table-cell table:style-name="ce5" table:formula="of:=[.H29]/[.H$31]*[.H$3]" office:value-type="float" office:value="8.89294715881802">
            <text:p>8,893</text:p>
          </table:table-cell>
          <table:table-cell table:style-name="ce5" table:formula="of:=[.I29]/[.I$31]*[.I$3]" office:value-type="float" office:value="6.32920982212392">
            <text:p>6,329</text:p>
          </table:table-cell>
          <table:table-cell table:style-name="ce5"/>
          <table:table-cell table:style-name="ce5" table:formula="of:=[.K29]/[.K$31]*[.K$3]" office:value-type="float" office:value="7.78790853270304">
            <text:p>7,788</text:p>
          </table:table-cell>
          <table:table-cell table:style-name="ce5" table:formula="of:=[.L29]/[.L$31]*[.L$3]" office:value-type="float" office:value="8.88145516179858">
            <text:p>8,881</text:p>
          </table:table-cell>
          <table:table-cell table:style-name="ce5" table:formula="of:=[.M29]/[.M$31]*[.M$3]" office:value-type="float" office:value="8.24678508030659">
            <text:p>8,247</text:p>
          </table:table-cell>
          <table:table-cell table:style-name="ce5" table:formula="of:=[.N29]/[.N$31]*[.N$3]" office:value-type="float" office:value="6.91818951589499">
            <text:p>6,918</text:p>
          </table:table-cell>
          <table:table-cell office:value-type="string">
            <text:p>'zn=z3/d*r</text:p>
          </table:table-cell>
          <table:table-cell office:value-type="string">
            <text:p>'zn=a*r/b*cos(yr) - yp*r/b*sin(yr)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xyr</text:p>
          </table:table-cell>
          <table:table-cell table:style-name="ce5" table:formula="of:=COS([.B41]/180*PI())*[.B3]" office:value-type="float" office:value="9.46367669821695">
            <text:p>9,464</text:p>
          </table:table-cell>
          <table:table-cell table:style-name="ce5" table:formula="of:=COS([.C41]/180*PI())*[.C3]" office:value-type="float" office:value="10">
            <text:p>10,000</text:p>
          </table:table-cell>
          <table:table-cell table:style-name="ce5" table:formula="of:=COS([.D41]/180*PI())*[.D3]" office:value-type="float" office:value="9.57927515015718">
            <text:p>9,579</text:p>
          </table:table-cell>
          <table:table-cell table:style-name="ce5"/>
          <table:table-cell table:style-name="ce5" table:formula="of:=COS([.F41]/180*PI())*[.F3]" office:value-type="float" office:value="10">
            <text:p>10,000</text:p>
          </table:table-cell>
          <table:table-cell table:style-name="ce5" table:formula="of:=COS([.G41]/180*PI())*[.G3]" office:value-type="float" office:value="9.57927515015718">
            <text:p>9,579</text:p>
          </table:table-cell>
          <table:table-cell table:style-name="ce5" table:formula="of:=COS([.H41]/180*PI())*[.H3]" office:value-type="float" office:value="9.46367669821695">
            <text:p>9,464</text:p>
          </table:table-cell>
          <table:table-cell table:style-name="ce5" table:formula="of:=COS([.I41]/180*PI())*[.I3]" office:value-type="float" office:value="9.57927515015718">
            <text:p>9,579</text:p>
          </table:table-cell>
          <table:table-cell table:style-name="ce5"/>
          <table:table-cell table:style-name="ce5" table:formula="of:=COS([.K41]/180*PI())*[.K3]" office:value-type="float" office:value="7.78790853270304">
            <text:p>7,788</text:p>
          </table:table-cell>
          <table:table-cell table:style-name="ce5" table:formula="of:=COS([.L41]/180*PI())*[.L3]" office:value-type="float" office:value="9.99841057572885">
            <text:p>9,998</text:p>
          </table:table-cell>
          <table:table-cell table:style-name="ce5" table:formula="of:=COS([.M41]/180*PI())*[.M3]" office:value-type="float" office:value="9.53889363103855">
            <text:p>9,539</text:p>
          </table:table-cell>
          <table:table-cell table:style-name="ce5" table:formula="of:=COS([.N41]/180*PI())*[.N3]" office:value-type="float" office:value="8.30357238949883">
            <text:p>8,304</text:p>
          </table:table-cell>
          <table:table-cell office:value-type="string">
            <text:p>'xyr=cos(yrot)*r</text:p>
          </table:table-cell>
          <table:table-cell office:value-type="string">
            <text:p>'xyr=sqrt(1-(yp/b*cos(yr) + a/b*sin(yr))^2)*r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13"/>
          <table:table-cell table:number-columns-repeated="6"/>
        </table:table-row>
        <table:table-row table:style-name="ro1">
          <table:table-cell table:style-name="ce1" office:value-type="string">
            <text:p>VIRT-POS</text:p>
          </table:table-cell>
          <table:table-cell table:number-columns-repeated="17"/>
          <table:table-cell table:style-name="ce5" table:number-columns-repeated="2"/>
        </table:table-row>
        <table:table-row table:style-name="ro1">
          <table:table-cell office:value-type="string">
            <text:p>xrot</text:p>
          </table:table-cell>
          <table:table-cell table:style-name="ce5" table:formula="of:=ASIN([.B33]/[.B37])/PI()*180" office:value-type="float" office:value="0">
            <text:p>0,000</text:p>
          </table:table-cell>
          <table:table-cell table:style-name="ce5" table:formula="of:=ASIN([.C33]/[.C37])/PI()*180" office:value-type="float" office:value="28.6452633359595">
            <text:p>28,645</text:p>
          </table:table-cell>
          <table:table-cell table:style-name="ce5" table:formula="of:=ASIN([.D33]/[.D37])/PI()*180" office:value-type="float" office:value="28.6452633359595">
            <text:p>28,645</text:p>
          </table:table-cell>
          <table:table-cell table:style-name="ce5"/>
          <table:table-cell table:style-name="ce5" table:formula="of:=ASIN([.F33]/[.F37])/PI()*180" office:value-type="float" office:value="48.6452633359594">
            <text:p>48,645</text:p>
          </table:table-cell>
          <table:table-cell table:style-name="ce5" table:formula="of:=ASIN([.G33]/[.G37])/PI()*180" office:value-type="float" office:value="-28.6452633359595">
            <text:p>-28,645</text:p>
          </table:table-cell>
          <table:table-cell table:style-name="ce5" table:formula="of:=ASIN([.H33]/[.H37])/PI()*180" office:value-type="float" office:value="20">
            <text:p>20,000</text:p>
          </table:table-cell>
          <table:table-cell table:style-name="ce5" table:formula="of:=ASIN([.I33]/[.I37])/PI()*180" office:value-type="float" office:value="48.6452633359595">
            <text:p>48,645</text:p>
          </table:table-cell>
          <table:table-cell table:style-name="ce5"/>
          <table:table-cell table:style-name="ce5" table:formula="of:=ASIN([.K33]/[.K37])/PI()*180" office:value-type="float" office:value="0">
            <text:p>0,000</text:p>
          </table:table-cell>
          <table:table-cell table:style-name="ce5" table:formula="of:=ASIN([.L33]/[.L37])/PI()*180" office:value-type="float" office:value="27.3412619494397">
            <text:p>27,341</text:p>
          </table:table-cell>
          <table:table-cell table:style-name="ce5" table:formula="of:=ASIN([.M33]/[.M37])/PI()*180" office:value-type="float" office:value="30.1694209712229">
            <text:p>30,169</text:p>
          </table:table-cell>
          <table:table-cell table:style-name="ce5" table:formula="of:=ASIN([.N33]/[.N37])/PI()*180" office:value-type="float" office:value="33.575457216664">
            <text:p>33,575</text:p>
          </table:table-cell>
          <table:table-cell office:value-type="string">
            <text:p>'xrot=asin(xn/xyr)</text:p>
          </table:table-cell>
          <table:table-cell office:value-type="string">
            <text:p>'xrot=asin(xp/b/sqrt(1-(yp/b*cos(yr) + a/b*sin(yr))^2))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yrot</text:p>
          </table:table-cell>
          <table:table-cell table:style-name="ce5" table:formula="of:=ASIN([.B34]/[.B3])/PI()*180" office:value-type="float" office:value="18.85">
            <text:p>18,850</text:p>
          </table:table-cell>
          <table:table-cell table:style-name="ce5" table:formula="of:=ASIN([.C34]/[.C3])/PI()*180" office:value-type="float" office:value="0">
            <text:p>0,000</text:p>
          </table:table-cell>
          <table:table-cell table:style-name="ce5" table:formula="of:=ASIN([.D34]/[.D3])/PI()*180" office:value-type="float" office:value="16.6790476364193">
            <text:p>16,679</text:p>
          </table:table-cell>
          <table:table-cell table:style-name="ce5"/>
          <table:table-cell table:style-name="ce5" table:formula="of:=ASIN([.F34]/[.F3])/PI()*180" office:value-type="float" office:value="0">
            <text:p>0,000</text:p>
          </table:table-cell>
          <table:table-cell table:style-name="ce5" table:formula="of:=ASIN([.G34]/[.G3])/PI()*180" office:value-type="float" office:value="16.6790476364193">
            <text:p>16,679</text:p>
          </table:table-cell>
          <table:table-cell table:style-name="ce5" table:formula="of:=ASIN([.H34]/[.H3])/PI()*180" office:value-type="float" office:value="18.85">
            <text:p>18,850</text:p>
          </table:table-cell>
          <table:table-cell table:style-name="ce5" table:formula="of:=ASIN([.I34]/[.I3])/PI()*180" office:value-type="float" office:value="16.6790476364193">
            <text:p>16,679</text:p>
          </table:table-cell>
          <table:table-cell table:style-name="ce5"/>
          <table:table-cell table:style-name="ce5" table:formula="of:=ASIN([.K34]/[.K3])/PI()*180" office:value-type="float" office:value="38.85">
            <text:p>38,850</text:p>
          </table:table-cell>
          <table:table-cell table:style-name="ce5" table:formula="of:=ASIN([.L34]/[.L3])/PI()*180" office:value-type="float" office:value="1.02155864412614">
            <text:p>1,022</text:p>
          </table:table-cell>
          <table:table-cell table:style-name="ce5" table:formula="of:=ASIN([.M34]/[.M3])/PI()*180" office:value-type="float" office:value="17.4671190276901">
            <text:p>17,467</text:p>
          </table:table-cell>
          <table:table-cell table:style-name="ce5" table:formula="of:=ASIN([.N34]/[.N3])/PI()*180" office:value-type="float" office:value="33.8645474163059">
            <text:p>33,865</text:p>
          </table:table-cell>
          <table:table-cell office:value-type="string">
            <text:p>'yrot=asin(yn/r)</text:p>
          </table:table-cell>
          <table:table-cell office:value-type="string">
            <text:p>'yrot=asin(yp/b*cos(yr) + a/b*sin(yr))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table:style-name="ce1" office:value-type="string">
            <text:p>xr,yr,xr</text:p>
          </table:table-cell>
          <table:table-cell table:number-columns-repeated="17"/>
          <table:table-cell table:style-name="ce5" table:number-columns-repeated="2"/>
        </table:table-row>
        <table:table-row table:style-name="ro1">
          <table:table-cell office:value-type="string">
            <text:p>xrot</text:p>
          </table:table-cell>
          <table:table-cell table:style-name="ce5" table:formula="of:=[.B40]-[.B9]" office:value-type="float" office:value="0">
            <text:p>0,000</text:p>
          </table:table-cell>
          <table:table-cell table:style-name="ce5" table:formula="of:=[.C40]-[.C9]" office:value-type="float" office:value="28.6452633359595">
            <text:p>28,645</text:p>
          </table:table-cell>
          <table:table-cell table:style-name="ce5" table:formula="of:=[.D40]-[.D9]" office:value-type="float" office:value="28.6452633359595">
            <text:p>28,645</text:p>
          </table:table-cell>
          <table:table-cell/>
          <table:table-cell table:style-name="ce5" table:formula="of:=[.F40]-[.F9]" office:value-type="float" office:value="28.6452633359594">
            <text:p>28,645</text:p>
          </table:table-cell>
          <table:table-cell table:style-name="ce5" table:formula="of:=[.G40]-[.G9]" office:value-type="float" office:value="-28.6452633359595">
            <text:p>-28,645</text:p>
          </table:table-cell>
          <table:table-cell table:style-name="ce5" table:formula="of:=[.H40]-[.H9]" office:value-type="float" office:value="0">
            <text:p>0,000</text:p>
          </table:table-cell>
          <table:table-cell table:style-name="ce5" table:formula="of:=[.I40]-[.I9]" office:value-type="float" office:value="28.6452633359595">
            <text:p>28,645</text:p>
          </table:table-cell>
          <table:table-cell/>
          <table:table-cell table:style-name="ce5" table:formula="of:=[.K40]-[.K9]" office:value-type="float" office:value="0">
            <text:p>0,000</text:p>
          </table:table-cell>
          <table:table-cell table:style-name="ce5" table:formula="of:=[.L40]-[.L9]" office:value-type="float" office:value="27.3412619494397">
            <text:p>27,341</text:p>
          </table:table-cell>
          <table:table-cell table:style-name="ce5" table:formula="of:=[.M40]-[.M9]" office:value-type="float" office:value="30.1694209712229">
            <text:p>30,169</text:p>
          </table:table-cell>
          <table:table-cell table:style-name="ce5" table:formula="of:=[.N40]-[.N9]" office:value-type="float" office:value="33.575457216664">
            <text:p>33,575</text:p>
          </table:table-cell>
          <table:table-cell office:value-type="string">
            <text:p>'xrot2=xrot-xr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office:value-type="string">
            <text:p>yrot</text:p>
          </table:table-cell>
          <table:table-cell table:style-name="ce5" table:formula="of:=[.B41]-[.B8]" office:value-type="float" office:value="18.85">
            <text:p>18,850</text:p>
          </table:table-cell>
          <table:table-cell table:style-name="ce5" table:formula="of:=[.C41]-[.C8]" office:value-type="float" office:value="0">
            <text:p>0,000</text:p>
          </table:table-cell>
          <table:table-cell table:style-name="ce5" table:formula="of:=[.D41]-[.D8]" office:value-type="float" office:value="16.6790476364193">
            <text:p>16,679</text:p>
          </table:table-cell>
          <table:table-cell/>
          <table:table-cell table:style-name="ce5" table:formula="of:=[.F41]-[.F8]" office:value-type="float" office:value="0">
            <text:p>0,000</text:p>
          </table:table-cell>
          <table:table-cell table:style-name="ce5" table:formula="of:=[.G41]-[.G8]" office:value-type="float" office:value="16.6790476364193">
            <text:p>16,679</text:p>
          </table:table-cell>
          <table:table-cell table:style-name="ce5" table:formula="of:=[.H41]-[.H8]" office:value-type="float" office:value="18.85">
            <text:p>18,850</text:p>
          </table:table-cell>
          <table:table-cell table:style-name="ce5" table:formula="of:=[.I41]-[.I8]" office:value-type="float" office:value="16.6790476364193">
            <text:p>16,679</text:p>
          </table:table-cell>
          <table:table-cell/>
          <table:table-cell table:style-name="ce5" table:formula="of:=[.K41]-[.K8]" office:value-type="float" office:value="18.85">
            <text:p>18,850</text:p>
          </table:table-cell>
          <table:table-cell table:style-name="ce5" table:formula="of:=[.L41]-[.L8]" office:value-type="float" office:value="-18.9784413558739">
            <text:p>-18,978</text:p>
          </table:table-cell>
          <table:table-cell table:style-name="ce5" table:formula="of:=[.M41]-[.M8]" office:value-type="float" office:value="-2.53288097230994">
            <text:p>-2,533</text:p>
          </table:table-cell>
          <table:table-cell table:style-name="ce5" table:formula="of:=[.N41]-[.N8]" office:value-type="float" office:value="13.8645474163059">
            <text:p>13,865</text:p>
          </table:table-cell>
          <table:table-cell office:value-type="string">
            <text:p>'yrot2=yrot-yr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number-columns-repeated="18"/>
          <table:table-cell table:style-name="ce5"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style-name="ce7" table:formula="of:=IF([.B12]&lt;&gt;0;[.B43]/[.B12]*[.$A46];&quot;&quot;)">
            <text:p/>
          </table:table-cell>
          <table:table-cell table:style-name="ce8" table:formula="of:=IF([.C12]&lt;&gt;0;[.C43]/[.C12]*[.$A46];&quot;&quot;)" office:value-type="float" office:value="486.285637533529">
            <text:p>486,3</text:p>
          </table:table-cell>
          <table:table-cell table:style-name="ce8" table:formula="of:=IF([.D12]&lt;&gt;0;[.D43]/[.D12]*[.$A46];&quot;&quot;)" office:value-type="float" office:value="486.285637533529">
            <text:p>486,3</text:p>
          </table:table-cell>
          <table:table-cell table:style-name="ce7"/>
          <table:table-cell table:style-name="ce7" table:formula="of:=IF([.F12]&lt;&gt;0;[.F43]/[.F12]*[.$A46];&quot;&quot;)" office:value-type="float" office:value="486.285637533529">
            <text:p>486,3</text:p>
          </table:table-cell>
          <table:table-cell table:style-name="ce7" table:formula="of:=IF([.G12]&lt;&gt;0;[.G43]/[.G12]*[.$A46];&quot;&quot;)" office:value-type="float" office:value="486.285637533529">
            <text:p>486,3</text:p>
          </table:table-cell>
          <table:table-cell table:style-name="ce7" table:formula="of:=IF([.H12]&lt;&gt;0;[.H43]/[.H12]*[.$A46];&quot;&quot;)">
            <text:p/>
          </table:table-cell>
          <table:table-cell table:style-name="ce7" table:formula="of:=IF([.I12]&lt;&gt;0;[.I43]/[.I12]*[.$A46];&quot;&quot;)" office:value-type="float" office:value="486.285637533529">
            <text:p>486,3</text:p>
          </table:table-cell>
          <table:table-cell table:style-name="ce7"/>
          <table:table-cell table:style-name="ce7" table:formula="of:=IF([.K12]&lt;&gt;0;[.K43]/[.K12]*[.$A46];&quot;&quot;)">
            <text:p/>
          </table:table-cell>
          <table:table-cell table:style-name="ce7" table:formula="of:=IF([.L12]&lt;&gt;0;[.L43]/[.L12]*[.$A46];&quot;&quot;)" office:value-type="float" office:value="464.148743969267">
            <text:p>464,1</text:p>
          </table:table-cell>
          <table:table-cell table:style-name="ce7" table:formula="of:=IF([.M12]&lt;&gt;0;[.M43]/[.M12]*[.$A46];&quot;&quot;)" office:value-type="float" office:value="512.159931606967">
            <text:p>512,2</text:p>
          </table:table-cell>
          <table:table-cell table:style-name="ce10" table:formula="of:=IF([.N12]&lt;&gt;0;[.N43]/[.N12]*[.$A46];&quot;&quot;)" office:value-type="float" office:value="569.981236569362">
            <text:p>570,0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style-name="ce7" table:formula="of:=IF([.B13]&lt;&gt;0;[.B44]/[.B13]*[.$A47];&quot;&quot;)" office:value-type="float" office:value="320">
            <text:p>320,0</text:p>
          </table:table-cell>
          <table:table-cell table:style-name="ce7" table:formula="of:=IF([.C13]&lt;&gt;0;[.C44]/[.C13]*[.$A47];&quot;&quot;)">
            <text:p/>
          </table:table-cell>
          <table:table-cell table:style-name="ce7" table:formula="of:=IF([.D13]&lt;&gt;0;[.D44]/[.D13]*[.$A47];&quot;&quot;)" office:value-type="float" office:value="283.145636268126">
            <text:p>283,1</text:p>
          </table:table-cell>
          <table:table-cell table:style-name="ce7"/>
          <table:table-cell table:style-name="ce7" table:formula="of:=IF([.F13]&lt;&gt;0;[.F44]/[.F13]*[.$A47];&quot;&quot;)">
            <text:p/>
          </table:table-cell>
          <table:table-cell table:style-name="ce7" table:formula="of:=IF([.G13]&lt;&gt;0;[.G44]/[.G13]*[.$A47];&quot;&quot;)" office:value-type="float" office:value="283.145636268126">
            <text:p>283,1</text:p>
          </table:table-cell>
          <table:table-cell table:style-name="ce7" table:formula="of:=IF([.H13]&lt;&gt;0;[.H44]/[.H13]*[.$A47];&quot;&quot;)" office:value-type="float" office:value="320">
            <text:p>320,0</text:p>
          </table:table-cell>
          <table:table-cell table:style-name="ce7" table:formula="of:=IF([.I13]&lt;&gt;0;[.I44]/[.I13]*[.$A47];&quot;&quot;)" office:value-type="float" office:value="283.145636268126">
            <text:p>283,1</text:p>
          </table:table-cell>
          <table:table-cell table:style-name="ce7"/>
          <table:table-cell table:style-name="ce7" table:formula="of:=IF([.K13]&lt;&gt;0;[.K44]/[.K13]*[.$A47];&quot;&quot;)" office:value-type="float" office:value="320">
            <text:p>320,0</text:p>
          </table:table-cell>
          <table:table-cell table:style-name="ce9" table:formula="of:=IF([.L13]&lt;&gt;0;[.L44]/[.L13]*[.$A47];&quot;&quot;)" office:value-type="float" office:value="322.180436810591">
            <text:p>322,2</text:p>
          </table:table-cell>
          <table:table-cell table:style-name="ce7" table:formula="of:=IF([.M13]&lt;&gt;0;[.M44]/[.M13]*[.$A47];&quot;&quot;)">
            <text:p/>
          </table:table-cell>
          <table:table-cell table:style-name="ce7" table:formula="of:=IF([.N13]&lt;&gt;0;[.N44]/[.N13]*[.$A47];&quot;&quot;)" office:value-type="float" office:value="235.366322186625">
            <text:p>235,4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table:number-columns-repeated="18"/>
          <table:table-cell table:style-name="ce5" table:number-columns-repeated="2"/>
        </table:table-row>
        <table:table-row table:style-name="ro1">
          <table:table-cell table:number-columns-repeated="18"/>
          <table:table-cell table:style-name="ce5" table:number-columns-repeated="2"/>
        </table:table-row>
      </table:table>
      <table:table table:name="Tabelle2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string">
            <text:p>PANO</text:p>
          </table:table-cell>
          <table:table-cell table:number-columns-repeated="6"/>
        </table:table-row>
        <table:table-row table:style-name="ro1">
          <table:table-cell table:style-name="ce2" office:value-type="string">
            <text:p>gw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40">
            <text:p>240,00</text:p>
          </table:table-cell>
          <table:table-cell table:style-name="ce4" office:value-type="float" office:value="240">
            <text:p>240,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gh</text:p>
          </table:table-cell>
          <table:table-cell table:style-name="ce4" office:value-type="float" office:value="37.7">
            <text:p>37,70</text:p>
          </table:table-cell>
          <table:table-cell table:style-name="ce4" office:value-type="float" office:value="36">
            <text:p>36,00</text:p>
          </table:table-cell>
          <table:table-cell table:style-name="ce4" office:value-type="float" office:value="36">
            <text:p>36,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gyoff</text:p>
          </table:table-cell>
          <table:table-cell table:style-name="ce4" office:value-type="float" office:value="-20">
            <text:p>-20,00</text:p>
          </table:table-cell>
          <table:table-cell table:style-name="ce4" office:value-type="float" office:value="-15">
            <text:p>-15,00</text:p>
          </table:table-cell>
          <table:table-cell table:style-name="ce4" office:value-type="float" office:value="0">
            <text:p>0,0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zoom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rat</text:p>
          </table:table-cell>
          <table:table-cell table:style-name="ce4" table:formula="of:=1024/640" office:value-type="float" office:value="1.6">
            <text:p>1,60</text:p>
          </table:table-cell>
          <table:table-cell table:style-name="ce4" table:formula="of:=1024/640" office:value-type="float" office:value="1.6">
            <text:p>1,60</text:p>
          </table:table-cell>
          <table:table-cell table:style-name="ce4" table:formula="of:=1024/640" office:value-type="float" office:value="1.6">
            <text:p>1,6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DISPLAY</text:p>
          </table:table-cell>
          <table:table-cell table:number-columns-repeated="6"/>
        </table:table-row>
        <table:table-row table:style-name="ro1">
          <table:table-cell office:value-type="string">
            <text:p>xs</text:p>
          </table:table-cell>
          <table:table-cell table:style-name="ce4" table:formula="of:=[.B10]*[.B6]" office:value-type="float" office:value="48.256">
            <text:p>48,26</text:p>
          </table:table-cell>
          <table:table-cell table:style-name="ce4" table:formula="of:=[.C10]*[.C6]" office:value-type="float" office:value="57.6">
            <text:p>57,60</text:p>
          </table:table-cell>
          <table:table-cell table:style-name="ce4" table:formula="of:=[.D10]*[.D6]" office:value-type="float" office:value="57.6">
            <text:p>57,60</text:p>
          </table:table-cell>
          <table:table-cell office:value-type="string">
            <text:p>'xs=ys/srat</text:p>
          </table:table-cell>
          <table:table-cell table:number-columns-repeated="2"/>
        </table:table-row>
        <table:table-row table:style-name="ro1">
          <table:table-cell office:value-type="string">
            <text:p>ys</text:p>
          </table:table-cell>
          <table:table-cell table:style-name="ce4" table:formula="of:=[.B3]/1.25^([.B$5]-1)" office:value-type="float" office:value="30.16">
            <text:p>30,16</text:p>
          </table:table-cell>
          <table:table-cell table:style-name="ce4" table:formula="of:=[.C3]/1.25^([.C$5]-1)" office:value-type="float" office:value="36">
            <text:p>36,00</text:p>
          </table:table-cell>
          <table:table-cell table:style-name="ce4" table:formula="of:=[.D3]/1.25^([.D$5]-1)" office:value-type="float" office:value="36">
            <text:p>36,00</text:p>
          </table:table-cell>
          <table:table-cell office:value-type="string">
            <text:p>'ys=gh/1.25^(zoom-1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ymax</text:p>
          </table:table-cell>
          <table:table-cell table:formula="of:=([.B3]-[.B10])/2" office:value-type="float" office:value="3.77">
            <text:p>3,77</text:p>
          </table:table-cell>
          <table:table-cell table:formula="of:=([.C3]-[.C10])/2" office:value-type="float" office:value="0">
            <text:p>0</text:p>
          </table:table-cell>
          <table:table-cell table:formula="of:=([.D3]-[.D10])/2" office:value-type="float" office:value="0">
            <text:p>0</text:p>
          </table:table-cell>
          <table:table-cell office:value-type="string">
            <text:p>'ymax=(gh-ys)/2</text:p>
          </table:table-cell>
          <table:table-cell table:number-columns-repeated="2"/>
        </table:table-row>
        <table:table-row table:style-name="ro1">
          <table:table-cell office:value-type="string">
            <text:p>xmax</text:p>
          </table:table-cell>
          <table:table-cell table:formula="of:=([.B2]-[.B9])/2" office:value-type="float" office:value="25.872">
            <text:p>25,872</text:p>
          </table:table-cell>
          <table:table-cell table:formula="of:=([.C2]-[.C9])/2" office:value-type="float" office:value="91.2">
            <text:p>91,2</text:p>
          </table:table-cell>
          <table:table-cell table:formula="of:=([.D2]-[.D9])/2" office:value-type="float" office:value="91.2">
            <text:p>91,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OVE</text:p>
          </table:table-cell>
          <table:table-cell table:number-columns-repeated="6"/>
        </table:table-row>
        <table:table-row table:style-name="ro1">
          <table:table-cell office:value-type="string">
            <text:p>yr</text:p>
          </table:table-cell>
          <table:table-cell table:formula="of:=ABS([.B4])+[.B12]" office:value-type="float" office:value="23.77">
            <text:p>23,77</text:p>
          </table:table-cell>
          <table:table-cell table:formula="of:=ABS([.C4])+[.C12]" office:value-type="float" office:value="15">
            <text:p>15</text:p>
          </table:table-cell>
          <table:table-cell table:formula="of:=ABS([.D4])+[.D12]" office:value-type="float" office:value="0">
            <text:p>0</text:p>
          </table:table-cell>
          <table:table-cell office:value-type="string">
            <text:p>'yr=abs(gyoff)+yma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POS</text:p>
          </table:table-cell>
          <table:table-cell table:number-columns-repeated="6"/>
        </table:table-row>
        <table:table-row table:style-name="ro1">
          <table:table-cell office:value-type="string">
            <text:p>xp</text:p>
          </table:table-cell>
          <table:table-cell table:formula="of:=[.B9]/2" office:value-type="float" office:value="24.128">
            <text:p>24,128</text:p>
          </table:table-cell>
          <table:table-cell table:formula="of:=[.C9]/2" office:value-type="float" office:value="28.8">
            <text:p>28,8</text:p>
          </table:table-cell>
          <table:table-cell table:formula="of:=[.D9]/2" office:value-type="float" office:value="28.8">
            <text:p>28,8</text:p>
          </table:table-cell>
          <table:table-cell office:value-type="string">
            <text:p>'xp=xs/2</text:p>
          </table:table-cell>
          <table:table-cell table:number-columns-repeated="2"/>
        </table:table-row>
        <table:table-row table:style-name="ro1">
          <table:table-cell office:value-type="string">
            <text:p>yp</text:p>
          </table:table-cell>
          <table:table-cell table:formula="of:=[.B10]/2" office:value-type="float" office:value="15.08">
            <text:p>15,08</text:p>
          </table:table-cell>
          <table:table-cell table:formula="of:=[.C10]/2" office:value-type="float" office:value="18">
            <text:p>18</text:p>
          </table:table-cell>
          <table:table-cell table:formula="of:=[.D10]/2" office:value-type="float" office:value="18">
            <text:p>18</text:p>
          </table:table-cell>
          <table:table-cell office:value-type="string">
            <text:p>'yp=ys/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ALC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5" table:formula="of:=[.B10]/2/TAN([.B10]/2/180*PI())" office:value-type="float" office:value="55.966632345706">
            <text:p>55,967</text:p>
          </table:table-cell>
          <table:table-cell table:style-name="ce5" table:formula="of:=[.C10]/2/TAN([.C10]/2/180*PI())" office:value-type="float" office:value="55.3983036691546">
            <text:p>55,398</text:p>
          </table:table-cell>
          <table:table-cell table:style-name="ce5" table:formula="of:=[.D10]/2/TAN([.D10]/2/180*PI())" office:value-type="float" office:value="55.3983036691546">
            <text:p>55,398</text:p>
          </table:table-cell>
          <table:table-cell office:value-type="string">
            <text:p>'a=ys/2/tan(ys/2)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ce5" table:formula="of:=SQRT([.B19]*[.B19]+[.B20]*[.B20]+[.B23]*[.B23])" office:value-type="float" office:value="62.7840005106351">
            <text:p>62,784</text:p>
          </table:table-cell>
          <table:table-cell table:style-name="ce5" table:formula="of:=SQRT([.C19]*[.C19]+[.C20]*[.C20]+[.C23]*[.C23])" office:value-type="float" office:value="64.9800896384413">
            <text:p>64,980</text:p>
          </table:table-cell>
          <table:table-cell table:style-name="ce5" table:formula="of:=SQRT([.D19]*[.D19]+[.D20]*[.D20]+[.D23]*[.D23])" office:value-type="float" office:value="64.9800896384413">
            <text:p>64,980</text:p>
          </table:table-cell>
          <table:table-cell office:value-type="string">
            <text:p>'b=sqrt(xp^2+yp^2+a^2)</text:p>
          </table:table-cell>
          <table:table-cell/>
          <table:table-cell office:value-type="string">
            <text:p>'b(xp) !!!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5" table:formula="of:=[.B20]*COS([.B16]/180*PI())+[.B23]*SIN([.B16]/180*PI())" office:value-type="float" office:value="36.3590323486429">
            <text:p>36,359</text:p>
          </table:table-cell>
          <table:table-cell table:style-name="ce5" table:formula="of:=[.C20]*COS([.C16]/180*PI())+[.C23]*SIN([.C16]/180*PI())" office:value-type="float" office:value="31.7248009291533">
            <text:p>31,725</text:p>
          </table:table-cell>
          <table:table-cell table:style-name="ce5" table:formula="of:=[.D20]*COS([.D16]/180*PI())+[.D23]*SIN([.D16]/180*PI())" office:value-type="float" office:value="18">
            <text:p>18,000</text:p>
          </table:table-cell>
          <table:table-cell office:value-type="string">
            <text:p>'c=yp*cos(yr) + a*sin(yr)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5" table:formula="of:=SQRT([.B24]^2-[.B25]^2)" office:value-type="float" office:value="51.1844848248936">
            <text:p>51,184</text:p>
          </table:table-cell>
          <table:table-cell table:style-name="ce5" table:formula="of:=SQRT([.C24]^2-[.C25]^2)" office:value-type="float" office:value="56.7093383440987">
            <text:p>56,709</text:p>
          </table:table-cell>
          <table:table-cell table:style-name="ce5" table:formula="of:=SQRT([.D24]^2-[.D25]^2)" office:value-type="float" office:value="62.4372649098266">
            <text:p>62,437</text:p>
          </table:table-cell>
          <table:table-cell office:value-type="string">
            <text:p>'d=sqrt(b^2-c^2)</text:p>
          </table:table-cell>
          <table:table-cell/>
          <table:table-cell office:value-type="string">
            <text:p>'d(b(xp)) !!!</text:p>
          </table:table-cell>
        </table:table-row>
        <table:table-row table:style-name="ro1">
          <table:table-cell office:value-type="string">
            <text:p>xrot</text:p>
          </table:table-cell>
          <table:table-cell table:style-name="ce5" table:formula="of:=ASIN([.B19]/[.B26])/PI()*180" office:value-type="float" office:value="28.1247472597162">
            <text:p>28,125</text:p>
          </table:table-cell>
          <table:table-cell table:style-name="ce5" table:formula="of:=ASIN([.C19]/[.C26])/PI()*180" office:value-type="float" office:value="30.5209157588134">
            <text:p>30,521</text:p>
          </table:table-cell>
          <table:table-cell table:style-name="ce5" table:formula="of:=ASIN([.D19]/[.D26])/PI()*180" office:value-type="float" office:value="27.4686365268951">
            <text:p>27,469</text:p>
          </table:table-cell>
          <table:table-cell office:value-type="string">
            <text:p>'xrot=asin(xp/d)</text:p>
          </table:table-cell>
          <table:table-cell table:number-columns-repeated="2"/>
        </table:table-row>
        <table:table-row table:style-name="ro1">
          <table:table-cell office:value-type="string">
            <text:p>yrot</text:p>
          </table:table-cell>
          <table:table-cell table:style-name="ce5" table:formula="of:=ASIN([.B25]/[.B24])/PI()*180" office:value-type="float" office:value="35.3881815756004">
            <text:p>35,388</text:p>
          </table:table-cell>
          <table:table-cell table:style-name="ce5" table:formula="of:=ASIN([.C25]/[.C24])/PI()*180" office:value-type="float" office:value="29.2238781941711">
            <text:p>29,224</text:p>
          </table:table-cell>
          <table:table-cell table:style-name="ce5" table:formula="of:=ASIN([.D25]/[.D24])/PI()*180" office:value-type="float" office:value="16.0817093773827">
            <text:p>16,082</text:p>
          </table:table-cell>
          <table:table-cell office:value-type="string">
            <text:p>'yrot=asin(c/b)</text:p>
          </table:table-cell>
          <table:table-cell table:number-columns-repeated="2"/>
        </table:table-row>
        <table:table-row table:style-name="ro1">
          <table:table-cell office:value-type="string">
            <text:p>yrot-cor</text:p>
          </table:table-cell>
          <table:table-cell table:style-name="ce5" table:formula="of:=[.B28]-[.B16]" office:value-type="float" office:value="11.6181815756004">
            <text:p>11,618</text:p>
          </table:table-cell>
          <table:table-cell table:style-name="ce5" table:formula="of:=[.C28]-[.C16]" office:value-type="float" office:value="14.2238781941711">
            <text:p>14,224</text:p>
          </table:table-cell>
          <table:table-cell table:style-name="ce5" table:formula="of:=[.D28]-[.D16]" office:value-type="float" office:value="16.0817093773827">
            <text:p>16,08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EV-CALC</text:p>
          </table:table-cell>
          <table:table-cell table:number-columns-repeated="6"/>
        </table:table-row>
        <table:table-row table:style-name="ro1">
          <table:table-cell office:value-type="string">
            <text:p>xrot-max</text:p>
          </table:table-cell>
          <table:table-cell table:style-name="ce1" table:formula="of:=[.B9]/2" office:value-type="float" office:value="24.128">
            <text:p>24,128</text:p>
          </table:table-cell>
          <table:table-cell table:style-name="ce1" table:formula="of:=[.C9]/2" office:value-type="float" office:value="28.8">
            <text:p>28,8</text:p>
          </table:table-cell>
          <table:table-cell table:style-name="ce1" table:formula="of:=[.D9]/2" office:value-type="float" office:value="28.8">
            <text:p>28,8</text:p>
          </table:table-cell>
          <table:table-cell office:value-type="string">
            <text:p>'xrot&lt;xs/2</text:p>
          </table:table-cell>
          <table:table-cell table:number-columns-repeated="2"/>
        </table:table-row>
        <table:table-row table:style-name="ro1">
          <table:table-cell office:value-type="string">
            <text:p>xp-max</text:p>
          </table:table-cell>
          <table:table-cell table:style-name="ce12" table:formula="of:=SQRT(([.B20]^2+[.B23]^2-[.B25]^2)/(1/SIN([.B32]/180*PI())^2-1))" office:value-type="float" office:value="20.2189319457785">
            <text:p>20,219</text:p>
          </table:table-cell>
          <table:table-cell table:style-name="ce12" table:formula="of:=SQRT(([.C20]^2+[.C23]^2-[.C25]^2)/(1/SIN([.C32]/180*PI())^2-1))" office:value-type="float" office:value="26.8565644802787">
            <text:p>26,857</text:p>
          </table:table-cell>
          <table:table-cell table:style-name="ce12" table:formula="of:=SQRT(([.D20]^2+[.D23]^2-[.D25]^2)/(1/SIN([.D32]/180*PI())^2-1))" office:value-type="float" office:value="30.4554751657055">
            <text:p>30,455</text:p>
          </table:table-cell>
          <table:table-cell office:value-type="string">
            <text:p>'xp^2&lt;(yp^2+a^2-c^2)/(1/sin(xrot)^2-1)</text:p>
          </table:table-cell>
          <table:table-cell table:number-columns-repeated="2"/>
        </table:table-row>
        <table:table-row table:style-name="ro1">
          <table:table-cell office:value-type="string">
            <text:p>x-decrease</text:p>
          </table:table-cell>
          <table:table-cell table:style-name="ce5" table:formula="of:=[.B32]-[.B33]" office:value-type="float" office:value="3.90906805422151">
            <text:p>3,909</text:p>
          </table:table-cell>
          <table:table-cell table:style-name="ce5" table:formula="of:=[.C32]-[.C33]" office:value-type="float" office:value="1.94343551972131">
            <text:p>1,943</text:p>
          </table:table-cell>
          <table:table-cell table:style-name="ce5" table:formula="of:=[.D32]-[.D33]" office:value-type="float" office:value="-1.65547516570553">
            <text:p>-1,655</text:p>
          </table:table-cell>
          <table:table-cell table:number-columns-repeated="3"/>
        </table:table-row>
        <table:table-row table:style-name="ro1">
          <table:table-cell office:value-type="string">
            <text:p>xmax</text:p>
          </table:table-cell>
          <table:table-cell table:style-name="ce13" table:formula="of:=([.B2]-[.B9]/2)-[.B34]" office:value-type="float" office:value="71.9629319457785">
            <text:p>71,963</text:p>
          </table:table-cell>
          <table:table-cell table:style-name="ce13" table:formula="of:=([.C2]-[.C9]/2)-[.C34]" office:value-type="float" office:value="209.256564480279">
            <text:p>209,257</text:p>
          </table:table-cell>
          <table:table-cell table:style-name="ce13" table:formula="of:=([.D2]-[.D9]/2)-[.D34]" office:value-type="float" office:value="212.855475165705">
            <text:p>212,85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4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01.12.2010</text:date>, <text:time>11:37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1-30T12:43:25</meta:creation-date>
    <dc:date>2010-12-01T11:37:13</dc:date>
    <dc:creator>Frank Duckhorn</dc:creator>
    <meta:editing-duration>PT06H10M36S</meta:editing-duration>
    <meta:editing-cycles>60</meta:editing-cycles>
    <meta:generator>OpenOffice.org/3.2$Linux OpenOffice.org_project/320m19$Build-9505</meta:generator>
    <meta:document-statistic meta:table-count="2" meta:cell-count="543" meta:object-count="0"/>
  </office:meta>
</office:document-meta>
</file>